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F000001F063CC6009F34777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92cm" draw:z-index="0"><draw:image xlink:href="Pictures/100002010000036F000001F063CC6009F34777A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0:17:50.266397954</meta:creation-date>
    <dc:date>2020-03-21T10:18:25.494020049</dc:date>
    <meta:editing-duration>PT3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